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D'd</text:p>
          </table:table-cell>
          <table:table-cell table:style-name="ce1" office:value-type="string" calcext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C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-[.C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5]-[.C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-[.C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]-[.C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]-[.C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9]-[.C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]-[.C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formula="of:=[.B11]-[.C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]-[.C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3]-[.C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-[.C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5]-[.C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6]-[.C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7]-[.C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8]-[.C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9]-[.C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20]-[.C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1]-[.C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2]-[.C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23]-[.C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4]-[.C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5]-[.C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6]-[.C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7]-[.C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8]-[.C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9]-[.C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30]-[.C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1]-[.C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32]-[.C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3]-[.C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]-[.C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5]-[.C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36]-[.C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7]-[.C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38]-[.C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B39]-[.C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40]-[.C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1]-[.C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2]-[.C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3]-[.C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44]-[.C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B45]-[.C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46]-[.C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47]-[.C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8]-[.C4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9]-[.C49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0]-[.C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1]-[.C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2]-[.C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-[.C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54]-[.C5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55]-[.C5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6]-[.C5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7]-[.C5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8]-[.C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9]-[.C5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0]-[.C6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1]-[.C6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]-[.C6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]-[.C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4]-[.C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65]-[.C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6]-[.C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]-[.C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8]-[.C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9]-[.C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]-[.C70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1]-[.C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72]-[.C7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3]-[.C7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4]-[.C7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75]-[.C7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-[.C7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77]-[.C7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8]-[.C7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9]-[.C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80]-[.C8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1]-[.C8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82]-[.C82]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3]-[.C8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4]-[.C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85]-[.C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86]-[.C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7]-[.C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8]-[.C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89]-[.C8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0]-[.C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-[.C9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-[.C9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3]-[.C9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4]-[.C9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95]-[.C9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96]-[.C9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7]-[.C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98]-[.C9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9]-[.C9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00]-[.C10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01]-[.C10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02]-[.C10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3]-[.C10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04]-[.C10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05]-[.C10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106]-[.C10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107]-[.C10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08]-[.C10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109]-[.C10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110]-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11]-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112]-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13]-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4]-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5]-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6]-[.C1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17]-[.C11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8]-[.C1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formula="of:=[.B119]-[.C1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formula="of:=[.B120]-[.C1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formula="of:=[.B121]-[.C1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formula="of:=[.B122]-[.C1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formula="of:=[.B123]-[.C1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s</text:p>
          </table:table-cell>
          <table:table-cell table:formula="of:=SUM([.B3:.B123])" office:value-type="float" office:value="829" calcext:value-type="float">
            <text:p>829</text:p>
          </table:table-cell>
          <table:table-cell table:formula="of:=SUM([.C3:.C123])" office:value-type="float" office:value="829" calcext:value-type="float">
            <text:p>829</text:p>
          </table:table-cell>
          <table:table-cell table:formula="of:=SUM([.D3:.D123])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06:08:18.975430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1-04T06:16:29.087436168</dc:date>
    <meta:editing-duration>P14DT12H14M38S</meta:editing-duration>
    <meta:editing-cycles>1843</meta:editing-cycles>
    <meta:generator>LibreOffice/4.2.8.2$Linux_X86_64 LibreOffice_project/420m0$Build-2</meta:generator>
    <meta:document-statistic meta:table-count="1" meta:cell-count="485" meta:object-count="0"/>
  </office:meta>
</office:document-meta>
</file>